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Accent_20_3">
      <style:table-cell-properties fo:border="0.74pt solid #000000"/>
    </style:style>
    <style:style style:name="ce2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a7500" fo:border="0.74pt solid #000000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1c1c1c" fo:border="0.74pt solid #000000"/>
    </style:style>
    <style:style style:name="ce7" style:family="table-cell" style:parent-style-name="Default">
      <style:table-cell-properties fo:background-color="#bf0041" fo:border="0.74pt solid #000000"/>
    </style:style>
    <style:style style:name="ce8" style:family="table-cell" style:parent-style-name="Default">
      <style:table-cell-properties fo:background-color="#3465a4" fo:border="0.74pt solid #000000"/>
    </style:style>
    <style:style style:name="ce9" style:family="table-cell" style:parent-style-name="Default">
      <style:table-cell-properties fo:background-color="#acb20c" fo:border="0.74pt solid #000000"/>
    </style:style>
    <style:style style:name="ce27" style:family="table-cell" style:parent-style-name="Default">
      <style:table-cell-properties fo:background-color="#0012ff" fo:border="0.74pt solid #000000"/>
    </style:style>
    <style:style style:name="ce11" style:family="table-cell" style:parent-style-name="Default">
      <style:table-cell-properties fo:background-color="#7efff9" fo:border="0.74pt solid #000000"/>
    </style:style>
    <style:style style:name="ce12" style:family="table-cell" style:parent-style-name="Default">
      <style:table-cell-properties fo:background-color="#dde8cb" fo:border="0.74pt solid #000000"/>
    </style:style>
    <style:style style:name="ce13" style:family="table-cell" style:parent-style-name="Default">
      <style:table-cell-properties fo:background-color="#ffff6d" fo:border="0.74pt solid #000000"/>
    </style:style>
    <style:style style:name="ce14" style:family="table-cell" style:parent-style-name="Default">
      <style:table-cell-properties fo:background-color="#f8f1da" fo:border="0.74pt solid #000000"/>
    </style:style>
    <style:style style:name="ce15" style:family="table-cell" style:parent-style-name="Default">
      <style:table-cell-properties fo:background-color="#ddc2aa" fo:border="0.74pt solid #000000"/>
    </style:style>
    <style:style style:name="ce16" style:family="table-cell" style:parent-style-name="Default">
      <style:table-cell-properties fo:background-color="#e0c2cd" fo:border="0.74pt solid #000000"/>
    </style:style>
    <style:style style:name="ce17" style:family="table-cell" style:parent-style-name="Default">
      <style:table-cell-properties fo:background-color="#3faf46" fo:border="0.74pt solid #000000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" table:style-name="ta1">
        <table:table-column table:style-name="co1" table:default-cell-style-name="ce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row table:style-name="ro1"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reatment</text:p>
          </table:table-cell>
          <table:table-cell table:style-name="ce10" office:value-type="string" calcext:value-type="string">
            <text:p>Owned</text:p>
          </table:table-cell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Raised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arth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nlightened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lawless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ierce Guardian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ystica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adly Rolli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ntom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lecting Sw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bscuring H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orldly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ol 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iftfoot B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Shu Jing Meteorite (Fellwar Ston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7" office:value-type="string" calcext:value-type="string">
            <text:p>P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8" office:value-type="string" calcext:value-type="string">
            <text:p>PF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27" office:value-type="string" calcext:value-type="string">
            <text:p>P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27" office:value-type="string" calcext:value-type="string">
            <text:p>P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27" office:value-type="string" calcext:value-type="string">
            <text:p>P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3" office:value-type="string" calcext:value-type="string">
            <text:p>S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-Faced Substitute C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ko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g Creatu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dom Figh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 B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urgen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mas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tar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ar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zul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 Advi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unty Hun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ghtma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inforced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ege Engin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re Natio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ro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bell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arky Sparky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uk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t the Zo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m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bbag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rth Kingdom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yosh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p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Front Card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.A1:List.E17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23:27:08.77217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52:32.154685600</meta:creation-date>
    <dc:date>2026-04-23T23:28:50.075558500</dc:date>
    <meta:editing-duration>PT36M27S</meta:editing-duration>
    <meta:editing-cycles>7</meta:editing-cycles>
    <meta:generator>LibreOffice/26.2.1.2$Windows_X86_64 LibreOffice_project/620$Build-2</meta:generator>
    <meta:document-statistic meta:table-count="1" meta:cell-count="6853" meta:object-count="0"/>
  </office:meta>
</office:document-meta>
</file>